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EKILAS TENTANG SYMFONY PHP FRAMEWORK</text:p>
      <text:p text:style-name="P1">Putera Kahfi</text:p>
      <text:p text:style-name="P1"><text:a xlink:type="simple" xlink:href="mailto:puterakahfi@gmail.com">puterakahfi@gmail.com</text:a></text:p>
      <text:p text:style-name="P1"/>
      <text:p text:style-name="P2"/>
      <text:p text:style-name="P2"><text:span text:style-name="T1">Symfony adalah salah satu PHP Framework yang cukup populer diantara PHP Framework lainnya, kita akan membahas fitur-fitur, dan info-info yang terkait soal Symfony Framework</text:span></text:p>
      <text:p text:style-name="P2"><text:span text:style-name="T1"/></text:p>
      <text:list xml:id="list1769464631" text:style-name="L1">
        <text:list-item>
          <text:p text:style-name="P3"><text:span text:style-name="T1">Sejarah</text:span></text:p>
        </text:list-item>
        <text:list-item>
          <text:p text:style-name="P3"><text:span text:style-name="T1">Fiture</text:span></text:p>
        </text:list-item>
        <text:list-item>
          <text:p text:style-name="P3"><text:span text:style-name="T1">Komunitas</text:span></text:p>
        </text:list-item>
        <text:list-item>
          <text:p text:style-name="P3"><text:span text:style-name="T1">Dokumentasi</text:span></text:p>
        </text:list-item>
        <text:list-item>
          <text:p text:style-name="P3"><text:span text:style-name="T1">Bundle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1:43:11</meta:creation-date>
    <dc:date>2014-07-07T12:43:26</dc:date>
    <meta:editing-duration>PT59M42S</meta:editing-duration>
    <meta:editing-cycles>13</meta:editing-cycles>
    <meta:generator>LibreOffice/3.5$Linux_x86 LibreOffice_project/350m1$Build-2</meta:generator>
    <meta:document-statistic meta:table-count="0" meta:image-count="0" meta:object-count="0" meta:page-count="1" meta:paragraph-count="9" meta:word-count="42" meta:character-count="292" meta:non-whitespace-character-count="264"/>
  </office:meta>
</office:document-meta>
</file>